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6114" officeooo:paragraph-rsid="00036114"/>
    </style:style>
    <style:style style:name="P2" style:family="paragraph" style:parent-style-name="Standard">
      <style:text-properties officeooo:rsid="00036114" officeooo:paragraph-rsid="00037d43"/>
    </style:style>
    <style:style style:name="P3" style:family="paragraph" style:parent-style-name="Standard">
      <style:text-properties officeooo:rsid="00040b69" officeooo:paragraph-rsid="00040b69"/>
    </style:style>
    <style:style style:name="T1" style:family="text">
      <style:text-properties officeooo:rsid="00037d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code explaination:</text:p>
      <text:p text:style-name="P1"/>
      <text:p text:style-name="P2">First, in HTML, <text:span text:style-name="T1">I make a &lt;header&gt;, a &lt;main&gt;, and a &lt;footer&gt;. In &lt;main&gt;, there are three &lt;section&gt;s. One &lt;section&gt; includes &lt;article&gt;, one &lt;section&gt; has flex-box&lt;div&gt; and one has the list.</text:span></text:p>
      <text:p text:style-name="P2"/>
      <text:p text:style-name="P2"><text:span text:style-name="T1">My idea is to assign IDs for three &lt;sections&gt; and modify those sections layout in css. For others, I also do modifying for the h1 of the header, the h2 of all the other sections and so on. </text:span></text:p>
      <text:p text:style-name="P2"/>
      <text:p text:style-name="P3">The challenging part is the flex-box at the books. I need to understand the flex-box a little bit and then I divide the space between those child items with the property:space-around. </text:p>
      <text:p text:style-name="P3"/>
      <text:p text:style-name="P3">For many others, I do some adjustments for matching them closed to the idea product the course is asking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20:42:54.514432163</meta:creation-date>
    <dc:date>2018-09-30T21:11:42.505195500</dc:date>
    <meta:editing-duration>PT8M27S</meta:editing-duration>
    <meta:editing-cycles>1</meta:editing-cycles>
    <meta:document-statistic meta:table-count="0" meta:image-count="0" meta:object-count="0" meta:page-count="1" meta:paragraph-count="5" meta:word-count="122" meta:character-count="687" meta:non-whitespace-character-count="567"/>
    <meta:generator>LibreOffice/5.1.6.2$Linux_X86_64 LibreOffice_project/10m0$Build-2</meta:generator>
  </office:meta>
</office:document-meta>
</file>